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11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ackground-color="#21409a"/>
      <style:text-properties fo:color="#ffffff"/>
    </style: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architecturecomparison" table:style-name="ta1">
        <table:table-column table:style-name="co1" table:default-cell-style-name="ce2"/>
        <table:table-column table:style-name="co2" table:default-cell-style-name="ce1"/>
        <table:table-row table:style-name="ro1">
          <table:table-cell table:style-name="Default"/>
          <table:table-cell table:style-name="ce2" office:value-type="string" calcext:value-type="string">
            <text:p>APU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3.24182450384009E-021" calcext:value-type="float">
            <text:p>3.24E-21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float" office:value="1.0969692928665E-018" calcext:value-type="float">
            <text:p>1.10E-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15:13:00.450435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15:25:23.275542306</dc:date>
    <meta:editing-duration>PT3M31S</meta:editing-duration>
    <meta:editing-cycles>4</meta:editing-cycles>
    <meta:generator>LibreOffice/6.0.7.3$Linux_X86_64 LibreOffice_project/00m0$Build-3</meta:generator>
    <meta:document-statistic meta:table-count="1" meta:cell-count="5" meta:object-count="0"/>
  </office:meta>
</office:document-meta>
</file>